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IREZ VILELA DE VILELA, DORYS ESTH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81443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25814437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590233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IREZ VILELA DE VILELA, DORYS ESTH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81443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5 902 3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25814437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9/2021</text:p>
          </table:table-cell>
          <table:table-cell table:style-name="Tabla2.A3" office:value-type="string">
            <text:p text:style-name="P22">446370</text:p>
          </table:table-cell>
          <table:table-cell table:style-name="Tabla2.D3" office:value-type="string">
            <text:p text:style-name="P23">58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3/09/2021</text:p>
          </table:table-cell>
          <table:table-cell table:style-name="Tabla2.A4" office:value-type="string">
            <text:p text:style-name="P22">443311</text:p>
          </table:table-cell>
          <table:table-cell table:style-name="Tabla2.D4" office:value-type="string">
            <text:p text:style-name="P23">581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7/09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7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PAGO 7.00 SOLES EN EFECTIVO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16:36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